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paragraph-properties fo:line-height="200%"/>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line-height="200%"/>
      <style:text-properties style:font-name="Times New Roman" fo:font-size="12pt" fo:font-weight="normal" officeooo:paragraph-rsid="001e0594" style:font-size-asian="12pt" style:font-weight-asian="normal" style:font-size-complex="12pt" style:font-weight-complex="normal"/>
    </style:style>
    <style:style style:name="P4" style:family="paragraph" style:parent-style-name="Text_20_body">
      <style:paragraph-properties fo:line-height="200%"/>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fo:font-weight="normal" officeooo:rsid="001e0594" style:font-size-asian="12pt" style:font-weight-asian="normal" style:font-size-complex="12pt" style:font-weight-complex="normal"/>
    </style:style>
    <style:style style:name="T6" style:family="text">
      <style:text-properties officeooo:rsid="001e05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Juan Hernandez</text:span></text:p>
      <text:p text:style-name="P3"><text:span text:style-name="T6">SNHU</text:span></text:p>
      <text:p text:style-name="P3"><text:span text:style-name="T6">CS320 Project Two</text:span><text:line-break/><text:line-break/>In Project One, unit testing was applied systematically to the three primary features of the mobile application: Contact management, Task management, and Appointment scheduling. Each feature was developed using a requirements-based testing approach, where unit tests were derived directly from the functional and validation requirements defined in the project guidelines. This ensured that each class and service was tested not only for correct functionality but also for compliance with explicit constraints.</text:p>
      <text:p text:style-name="P4"><text:span text:style-name="T4">For the </text:span><text:span text:style-name="Strong_20_Emphasis"><text:span text:style-name="T4">Contact feature</text:span></text:span><text:span text:style-name="T4">, unit tests verified that all required fields </text:span><text:span text:style-name="T5">(</text:span><text:span text:style-name="T4">contact ID, first name, last name, phone number, and address</text:span><text:span text:style-name="T5">) </text:span><text:span text:style-name="T4">met length and nullability constraints. Boundary tests were written to confirm that invalid inputs, such as phone numbers with fewer or more than ten digits or names exceeding character limits, resulted in appropriate exceptions. Service-level tests further validated that contacts could be added, updated, and deleted correctly while enforcing unique contact identifiers.</text:span></text:p>
      <text:p text:style-name="P4"><text:span text:style-name="T4">The </text:span><text:span text:style-name="Strong_20_Emphasis"><text:span text:style-name="T4">Task feature</text:span></text:span><text:span text:style-name="T4"> followed a similar approach, with tests confirming that task IDs, names, and descriptions adhered to defined length restrictions and null checks. Unit tests also validated that the TaskService correctly handled adding tasks, updating permitted fields, and rejecting invalid operations. These tests ensured that business logic was isolated and verifiable without reliance on external systems.</text:span></text:p>
      <text:p text:style-name="P4"><text:span text:style-name="T4">For the </text:span><text:span text:style-name="Strong_20_Emphasis"><text:span text:style-name="T4">Appointment feature</text:span></text:span><text:span text:style-name="T4">, unit tests focused on validating appointment identifiers, descriptions, and appointment dates. Special attention was given to testing date validation logic, including ensuring that appointment dates could not be set in the past. The AppointmentService tests verified correct behavior for adding and deleting appointments while maintaining data integrity.</text:span></text:p>
      <text:p text:style-name="Text_20_body"><text:soft-page-break/></text:p>
      <text:p text:style-name="P2">The unit testing approach was closely aligned with the software requirements by translating each requirement into one or more targeted test cases. This alignment ensured traceability between requirements and test coverage. For example, every length constraint in the object classes was tested at the boundary level, and every service operation described in the requirements was validated through positive and negative test scenarios.</text:p>
      <text:p text:style-name="P2">This approach reduced ambiguity and increased confidence that the application behaved exactly as specified. By testing both valid and invalid inputs, the tests confirmed not only that the system worked under normal conditions but also that it failed safely and predictably when constraints were violated.</text:p>
      <text:p text:style-name="Text_20_body"/>
      <text:p text:style-name="P2">The overall quality of the JUnit tests was demonstrated through comprehensive coverage and consistent test outcomes. All test cases executed successfully, and test coverage exceeded the project requirement of 80 percent. Coverage metrics, combined with the inclusion of edge cases and exception handling tests, provided strong evidence that the tests were effective.</text:p>
      <text:p text:style-name="P2">Additionally, the separation of object-level tests and service-level tests improved clarity and maintainability. Object tests focused on validation logic, while service tests verified business rules and data management behavior. This structure ensured that failures could be quickly isolated and diagnosed.</text:p>
      <text:p text:style-name="Text_20_body"/>
      <text:p text:style-name="P2">Writing JUnit tests for this project reinforced the importance of designing testable code. Ensuring that constructors and service methods enforced validation logic made it possible to write precise and meaningful tests. Assertions were used consistently to verify expected outcomes, including both successful object creation and expected exceptions for invalid inputs.</text:p>
      <text:p text:style-name="P2"><text:soft-page-break/>Technical soundness was ensured by writing focused tests that validated a single behavior per test case. This approach reduced redundancy and made test failures easier to interpret. Test efficiency was achieved by reusing setup logic where appropriate and avoiding unnecessary complexity within individual tests.</text:p>
      <text:p text:style-name="Text_20_body"/>
      <text:p text:style-name="P4"><text:span text:style-name="T4">The primary testing techniques employed in this project were </text:span><text:span text:style-name="Strong_20_Emphasis"><text:span text:style-name="T4">requirements-based testing</text:span></text:span><text:span text:style-name="T4"> and </text:span><text:span text:style-name="Strong_20_Emphasis"><text:span text:style-name="T4">boundary value analysis</text:span></text:span><text:span text:style-name="T4">. Requirements-based testing ensured that each test directly corresponded to a stated requirement, while boundary value analysis validated system behavior at the edges of allowable input ranges. These techniques are particularly effective for applications with strict validation rules, as they help uncover errors that may not appear during normal operation.</text:span></text:p>
      <text:p text:style-name="P4"><text:span text:style-name="T4">Another technique implicitly used was </text:span><text:span text:style-name="Strong_20_Emphasis"><text:span text:style-name="T4">negative testing</text:span></text:span><text:span text:style-name="T4">, which verified that invalid inputs were properly rejected. This was essential for ensuring data integrity and robustness in the application.</text:span></text:p>
      <text:p text:style-name="Text_20_body"/>
      <text:p text:style-name="P2">Several testing techniques were not employed in this project, including integration testing, system testing, and performance testing. Integration testing was unnecessary due to the project’s use of in-memory data structures and the absence of external dependencies such as databases or user interfaces. Performance testing was also outside the scope of the project, as the application was not required to handle large datasets or concurrent users.</text:p>
      <text:p text:style-name="P2">While these techniques were not applicable here, they would be critical in larger, production-level systems where scalability and system-wide behavior must be evaluated.</text:p>
      <text:p text:style-name="Text_20_body"/>
      <text:p text:style-name="P2">The testing techniques used in this project are well-suited for early-stage development and modular systems. Requirements-based and boundary testing help ensure correctness before integration with <text:soft-page-break/>larger systems. In contrast, integration and system testing become more important as applications grow in complexity and incorporate external components.</text:p>
      <text:p text:style-name="P2">Understanding when to apply each testing technique allows developers to allocate testing resources efficiently and reduce risk throughout the software development lifecycle.</text:p>
      <text:p text:style-name="Text_20_body"/>
      <text:p text:style-name="P2">Throughout this project, a tester mindset was adopted by critically evaluating how different components interacted and how changes in one area could affect others. This mindset emphasized caution, attention to detail, and a willingness to anticipate potential failures rather than assuming ideal usage.</text:p>
      <text:p text:style-name="P2">Limitations in testing were acknowledged, particularly the inability to test real-world scenarios such as concurrent access or persistent storage. Recognizing these limitations is essential for maintaining realistic expectations and planning future testing efforts.</text:p>
      <text:p text:style-name="P4"><text:span text:style-name="T4">Finally, professional discipline was reinforced by adhering strictly to coding and testing standards. Cutting corners in testing can lead to technical debt, increased maintenance costs, and reduced system reliability. By writing clear, maintainable tests and validating all requirements, this project demonstrated a commitment to high-quality software engineering practices that will carry forward into future development work.</text:span></text:p>
      <text:p text:style-name="P4"><text:span text:style-name="T4"/></text:p>
      <text:p text:style-name="P2">Project Two provided an opportunity to reflect on the importance of structured, requirements-driven unit testing and the role it plays in delivering reliable software. Through disciplined test design, comprehensive coverage, and a deliberate tester mindset, the project reinforced foundational testing principles that are essential for professional software development.</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22T10:31:09.098000000</meta:creation-date>
    <dc:date>2026-02-22T10:40:37.796000000</dc:date>
    <meta:editing-duration>PT9M29S</meta:editing-duration>
    <meta:editing-cycles>1</meta:editing-cycles>
    <meta:document-statistic meta:table-count="0" meta:image-count="0" meta:object-count="0" meta:page-count="4" meta:paragraph-count="22" meta:word-count="977" meta:character-count="7103" meta:non-whitespace-character-count="6147"/>
    <meta:generator>LibreOffice/7.4.0.3$Windows_X86_64 LibreOffice_project/f85e47c08ddd19c015c0114a68350214f7066f5a</meta:generator>
  </office:meta>
</office:document-meta>
</file>